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paragraph-rsid="0004c6e0"/>
    </style:style>
    <style:style style:name="P3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paragraph-rsid="00061f64"/>
    </style:style>
    <style:style style:name="P4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paragraph-rsid="00067f2f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paragraph-rsid="0007a151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/>
      <style:text-properties style:use-window-font-color="true" style:font-name="Calibri" fo:font-size="11pt" fo:letter-spacing="normal" fo:background-color="transparent" style:font-name-asian="Calibri1" style:font-size-asian="11pt" style:font-name-complex="Calibri1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style:use-window-font-color="true" style:font-name="Calibri" fo:font-size="12pt" fo:letter-spacing="normal" style:text-underline-style="solid" style:text-underline-width="auto" style:text-underline-color="font-color" fo:font-weight="bold" fo:background-color="transparent" style:font-name-asian="Calibri1" style:font-size-asian="12pt" style:font-weight-asian="bold" style:font-name-complex="Calibri1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style:use-window-font-color="true" style:font-name="Calibri" fo:font-size="12pt" fo:letter-spacing="normal" fo:background-color="transparent" style:font-name-asian="Calibri1" style:font-size-asian="12pt" style:font-name-complex="Calibri1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style:use-window-font-color="true" style:font-name="Calibri" fo:font-size="12pt" fo:letter-spacing="normal" fo:font-weight="bold" fo:background-color="transparent" style:font-name-asian="Calibri1" style:font-size-asian="12pt" style:font-weight-asian="bold" style:font-name-complex="Calibri1"/>
    </style:style>
    <style:style style:name="P11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style:use-window-font-color="true" style:font-name="Arial" fo:font-size="12pt" fo:letter-spacing="normal" fo:font-weight="bold" fo:background-color="transparent" style:font-name-asian="Arial1" style:font-size-asian="12pt" style:font-weight-asian="bold" style:font-name-complex="Arial1"/>
    </style:style>
    <style:style style:name="P12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style:use-window-font-color="true" style:font-name="Arial" fo:font-size="12pt" fo:letter-spacing="normal" fo:background-color="transparent" style:font-name-asian="Arial1" style:font-size-asian="12pt" style:font-name-complex="Arial1"/>
    </style:style>
    <style:style style:name="P13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fo:font-weight="normal" officeooo:rsid="00067f2f" officeooo:paragraph-rsid="00067f2f" style:font-weight-asian="normal" style:font-weight-complex="normal"/>
    </style:style>
    <style:style style:name="P14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style:page-number="auto"/>
    </style:style>
    <style:style style:name="P15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16" style:family="paragraph" style:parent-style-name="Standard" style:list-style-name="WWNum2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17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18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19" style:family="paragraph" style:parent-style-name="Standard" style:list-style-name="WWNum5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0" style:family="paragraph" style:parent-style-name="Standard" style:list-style-name="WWNum6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1" style:family="paragraph" style:parent-style-name="Standard" style:list-style-name="WWNum7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2" style:family="paragraph" style:parent-style-name="Standard" style:list-style-name="WWNum8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3" style:family="paragraph" style:parent-style-name="Standard" style:list-style-name="WWNum9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4" style:family="paragraph" style:parent-style-name="Standard" style:list-style-name="WWNum10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5" style:family="paragraph" style:parent-style-name="Standard" style:list-style-name="WWNum1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6" style:family="paragraph" style:parent-style-name="Standard" style:list-style-name="WWNum12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7" style:family="paragraph" style:parent-style-name="Standard" style:list-style-name="WWNum13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8" style:family="paragraph" style:parent-style-name="Standard" style:list-style-name="WWNum14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29" style:family="paragraph" style:parent-style-name="Standard" style:list-style-name="WWNum15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30" style:family="paragraph" style:parent-style-name="Standard" style:list-style-name="WWNum15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officeooo:paragraph-rsid="0007a151"/>
    </style:style>
    <style:style style:name="P31" style:family="paragraph" style:parent-style-name="Standard" style:list-style-name="WWNum16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32" style:family="paragraph" style:parent-style-name="Standard" style:list-style-name="WWNum16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officeooo:paragraph-rsid="0007a151"/>
    </style:style>
    <style:style style:name="P33" style:family="paragraph" style:parent-style-name="Standard" style:list-style-name="WWNum17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34" style:family="paragraph" style:parent-style-name="Standard" style:list-style-name="WWNum18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</style:style>
    <style:style style:name="P35" style:family="paragraph" style:parent-style-name="Standard" style:list-style-name="WWNum17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style:use-window-font-color="true" style:font-name="Arial" fo:font-size="12pt" fo:letter-spacing="normal" style:text-underline-style="none" fo:font-weight="normal" officeooo:paragraph-rsid="0007a151" fo:background-color="transparent" style:font-name-asian="Arial1" style:font-size-asian="12pt" style:font-weight-asian="normal" style:font-name-complex="Arial1" style:font-weight-complex="normal"/>
    </style:style>
    <style:style style:name="P36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</style:style>
    <style:style style:name="P37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paragraph-rsid="0004c6e0"/>
    </style:style>
    <style:style style:name="P38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paragraph-rsid="00061f64"/>
    </style:style>
    <style:style style:name="P39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paragraph-rsid="00067f2f"/>
    </style:style>
    <style:style style:name="P40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rsid="00061f64" officeooo:paragraph-rsid="00061f64"/>
    </style:style>
    <style:style style:name="P41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style:text-underline-style="none" officeooo:rsid="00067f2f" officeooo:paragraph-rsid="00067f2f"/>
    </style:style>
    <style:style style:name="P42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rsid="00067f2f" officeooo:paragraph-rsid="00067f2f"/>
    </style:style>
    <style:style style:name="P43" style:family="paragraph" style:parent-style-name="Standard" style:list-style-name="L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officeooo:rsid="0007a151" officeooo:paragraph-rsid="0007a151"/>
    </style:style>
    <style:style style:name="T1" style:family="text">
      <style:text-properties style:use-window-font-color="true" style:font-name="Calibri" fo:font-size="14pt" fo:letter-spacing="normal" fo:font-weight="bold" fo:background-color="transparent" loext:char-shading-value="0" style:font-name-asian="Calibri1" style:font-size-asian="14pt" style:font-weight-asian="bold" style:font-name-complex="Calibri1"/>
    </style:style>
    <style:style style:name="T2" style:family="text">
      <style:text-properties style:use-window-font-color="true" style:font-name="Arial" fo:font-size="12pt" fo:letter-spacing="normal" style:text-underline-style="solid" style:text-underline-width="auto" style:text-underline-color="font-color" fo:font-weight="bold" fo:background-color="transparent" loext:char-shading-value="0" style:font-name-asian="Arial1" style:font-size-asian="12pt" style:font-weight-asian="bold" style:font-name-complex="Arial1"/>
    </style:style>
    <style:style style:name="T3" style:family="text">
      <style:text-properties style:use-window-font-color="true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4" style:family="text">
      <style:text-properties style:use-window-font-color="true" style:font-name="Arial" fo:font-size="12pt" fo:letter-spacing="normal" fo:font-weight="bold" officeooo:rsid="00061f64" fo:background-color="transparent" loext:char-shading-value="0" style:font-name-asian="Arial1" style:font-size-asian="12pt" style:font-weight-asian="bold" style:font-name-complex="Arial1"/>
    </style:style>
    <style:style style:name="T5" style:family="text">
      <style:text-properties style:use-window-font-color="true" style:font-name="Arial" fo:font-size="12pt" fo:letter-spacing="normal" fo:font-weight="bold" officeooo:rsid="00067f2f" fo:background-color="transparent" loext:char-shading-value="0" style:font-name-asian="Arial1" style:font-size-asian="12pt" style:font-weight-asian="bold" style:font-name-complex="Arial1"/>
    </style:style>
    <style:style style:name="T6" style:family="text">
      <style:text-properties style:use-window-font-color="true" style:font-name="Arial" fo:font-size="12pt" fo:letter-spacing="normal" fo:font-weight="bold" officeooo:rsid="0007a151" fo:background-color="transparent" loext:char-shading-value="0" style:font-name-asian="Arial1" style:font-size-asian="12pt" style:font-weight-asian="bold" style:font-name-complex="Arial1"/>
    </style:style>
    <style:style style:name="T7" style:family="text">
      <style:text-properties style:use-window-font-color="true" style:font-name="Arial" fo:font-size="12pt" fo:letter-spacing="normal" fo:language="pt" fo:country="none" fo:font-weight="bold" fo:background-color="transparent" loext:char-shading-value="0" style:font-name-asian="Arial1" style:font-size-asian="12pt" style:font-weight-asian="bold" style:font-name-complex="Arial1"/>
    </style:style>
    <style:style style:name="T8" style:family="text">
      <style:text-properties style:use-window-font-color="true" style:font-name="Arial" fo:font-size="12pt" fo:letter-spacing="normal" fo:language="pt" fo:country="none" fo:font-weight="bold" officeooo:rsid="0004c6e0" fo:background-color="transparent" loext:char-shading-value="0" style:font-name-asian="Arial1" style:font-size-asian="12pt" style:font-weight-asian="bold" style:font-name-complex="Arial1"/>
    </style:style>
    <style:style style:name="T9" style:family="text">
      <style:text-properties style:use-window-font-color="true" style:font-name="Arial" fo:font-size="12pt" fo:letter-spacing="normal" fo:language="pt" fo:country="none" fo:font-weight="bold" fo:background-color="transparent" loext:char-shading-value="0" style:font-name-asian="Arial1" style:font-size-asian="12pt" style:font-weight-asian="bold" style:font-name-complex="Arial1" style:font-weight-complex="bold"/>
    </style:style>
    <style:style style:name="T10" style:family="text">
      <style:text-properties style:use-window-font-color="true" style:font-name="Arial" fo:font-size="12pt" fo:letter-spacing="normal" fo:language="pt" fo:country="none" fo:font-weight="bold" officeooo:rsid="0004c6e0" fo:background-color="transparent" loext:char-shading-value="0" style:font-name-asian="Arial1" style:font-size-asian="12pt" style:font-weight-asian="bold" style:font-name-complex="Arial1" style:font-weight-complex="bold"/>
    </style:style>
    <style:style style:name="T11" style:family="text">
      <style:text-properties style:use-window-font-color="true" style:font-name="Arial" fo:font-size="12pt" fo:letter-spacing="normal" fo:language="pt" fo:country="none" fo:font-weight="bold" officeooo:rsid="00061f64" fo:background-color="transparent" loext:char-shading-value="0" style:font-name-asian="Arial1" style:font-size-asian="12pt" style:font-weight-asian="bold" style:font-name-complex="Arial1" style:font-weight-complex="bold"/>
    </style:style>
    <style:style style:name="T12" style:family="text">
      <style:text-properties style:use-window-font-color="true" style:font-name="Arial" fo:font-size="12pt" fo:letter-spacing="normal" fo:language="pt" fo:country="none" fo:font-weight="bold" officeooo:rsid="0007a151" fo:background-color="transparent" loext:char-shading-value="0" style:font-name-asian="Arial1" style:font-size-asian="12pt" style:font-weight-asian="bold" style:font-name-complex="Arial1" style:font-weight-complex="bold"/>
    </style:style>
    <style:style style:name="T13" style:family="text">
      <style:text-properties style:use-window-font-color="true" style:font-name="Arial" fo:font-size="12pt" fo:letter-spacing="normal" fo:language="pt" fo:country="none" fo:font-weight="bold" officeooo:rsid="00061f64" fo:background-color="transparent" loext:char-shading-value="0" style:font-name-asian="Arial1" style:font-size-asian="12pt" style:font-weight-asian="bold" style:font-name-complex="Arial1"/>
    </style:style>
    <style:style style:name="T14" style:family="text">
      <style:text-properties style:use-window-font-color="true" style:font-name="Arial" fo:font-size="12pt" fo:letter-spacing="normal" fo:language="pt" fo:country="none" fo:font-weight="bold" officeooo:rsid="00067f2f" fo:background-color="transparent" loext:char-shading-value="0" style:font-name-asian="Arial1" style:font-size-asian="12pt" style:font-weight-asian="bold" style:font-name-complex="Arial1"/>
    </style:style>
    <style:style style:name="T15" style:family="text">
      <style:text-properties style:use-window-font-color="true" style:font-name="Arial" fo:font-size="12pt" fo:letter-spacing="normal" fo:language="pt" fo:country="none" fo:font-weight="bold" officeooo:rsid="0007a151" fo:background-color="transparent" loext:char-shading-value="0" style:font-name-asian="Arial1" style:font-size-asian="12pt" style:font-weight-asian="bold" style:font-name-complex="Arial1"/>
    </style:style>
    <style:style style:name="T16" style:family="text">
      <style:text-properties style:use-window-font-color="true" style:font-name="Arial" fo:font-size="12pt" fo:letter-spacing="normal" fo:language="pt" fo:country="none" style:text-underline-style="solid" style:text-underline-width="auto" style:text-underline-color="font-color" fo:font-weight="bold" fo:background-color="transparent" loext:char-shading-value="0" style:font-name-asian="Arial1" style:font-size-asian="12pt" style:font-weight-asian="bold" style:font-name-complex="Arial1"/>
    </style:style>
    <style:style style:name="T17" style:family="text">
      <style:text-properties style:use-window-font-color="true" style:font-name="Arial" fo:font-size="12pt" fo:letter-spacing="normal" fo:language="pt" fo:country="none" style:text-underline-style="solid" style:text-underline-width="auto" style:text-underline-color="font-color" fo:font-weight="bold" fo:background-color="transparent" loext:char-shading-value="0" style:font-name-asian="Arial1" style:font-size-asian="12pt" style:font-weight-asian="bold" style:font-name-complex="Arial1" style:font-weight-complex="bold"/>
    </style:style>
    <style:style style:name="T18" style:family="text">
      <style:text-properties style:use-window-font-color="true" style:font-name="Arial" fo:font-size="12pt" fo:letter-spacing="normal" fo:language="pt" fo:country="none" style:text-underline-style="solid" style:text-underline-width="auto" style:text-underline-color="font-color" fo:font-weight="bold" officeooo:rsid="0004c6e0" fo:background-color="transparent" loext:char-shading-value="0" style:font-name-asian="Arial1" style:font-size-asian="12pt" style:font-weight-asian="bold" style:font-name-complex="Arial1" style:font-weight-complex="bold"/>
    </style:style>
    <style:style style:name="T19" style:family="text">
      <style:text-properties style:use-window-font-color="true" style:font-name="Arial" fo:font-size="12pt" fo:letter-spacing="normal" fo:language="pt" fo:country="none" style:text-underline-style="solid" style:text-underline-width="auto" style:text-underline-color="font-color" fo:font-weight="bold" officeooo:rsid="00061f64" fo:background-color="transparent" loext:char-shading-value="0" style:font-name-asian="Arial1" style:font-size-asian="12pt" style:font-weight-asian="bold" style:font-name-complex="Arial1" style:font-weight-complex="bold"/>
    </style:style>
    <style:style style:name="T20" style:family="text">
      <style:text-properties style:use-window-font-color="true" style:font-name="Arial" fo:font-size="12pt" fo:letter-spacing="normal" fo:language="pt" fo:country="none" style:text-underline-style="solid" style:text-underline-width="auto" style:text-underline-color="font-color" fo:font-weight="bold" officeooo:rsid="00067f2f" fo:background-color="transparent" loext:char-shading-value="0" style:font-name-asian="Arial1" style:font-size-asian="12pt" style:font-weight-asian="bold" style:font-name-complex="Arial1" style:font-weight-complex="bold"/>
    </style:style>
    <style:style style:name="T21" style:family="text">
      <style:text-properties style:use-window-font-color="true" style:font-name="Arial" fo:font-size="12pt" fo:letter-spacing="normal" fo:language="pt" fo:country="none" style:text-underline-style="solid" style:text-underline-width="auto" style:text-underline-color="font-color" fo:font-weight="bold" officeooo:rsid="0007a151" fo:background-color="transparent" loext:char-shading-value="0" style:font-name-asian="Arial1" style:font-size-asian="12pt" style:font-weight-asian="bold" style:font-name-complex="Arial1" style:font-weight-complex="bold"/>
    </style:style>
    <style:style style:name="T22" style:family="text">
      <style:text-properties style:use-window-font-color="true" style:font-name="Arial" fo:font-size="12pt" fo:letter-spacing="normal" fo:language="pt" fo:country="none" fo:background-color="transparent" loext:char-shading-value="0" style:font-name-asian="Arial1" style:font-size-asian="12pt" style:font-name-complex="Arial1"/>
    </style:style>
    <style:style style:name="T23" style:family="text">
      <style:text-properties style:use-window-font-color="true" style:font-name="Arial" fo:font-size="12pt" fo:letter-spacing="normal" fo:language="pt" fo:country="none" officeooo:rsid="0004c6e0" fo:background-color="transparent" loext:char-shading-value="0" style:font-name-asian="Arial1" style:font-size-asian="12pt" style:font-name-complex="Arial1"/>
    </style:style>
    <style:style style:name="T24" style:family="text">
      <style:text-properties style:use-window-font-color="true" style:font-name="Arial" fo:font-size="12pt" fo:letter-spacing="normal" fo:language="pt" fo:country="none" officeooo:rsid="00061f64" fo:background-color="transparent" loext:char-shading-value="0" style:font-name-asian="Arial1" style:font-size-asian="12pt" style:font-name-complex="Arial1"/>
    </style:style>
    <style:style style:name="T25" style:family="text">
      <style:text-properties style:use-window-font-color="true" style:font-name="Arial" fo:font-size="12pt" fo:letter-spacing="normal" fo:language="pt" fo:country="none" style:text-underline-style="none" fo:font-weight="normal" fo:background-color="transparent" loext:char-shading-value="0" style:font-name-asian="Arial1" style:font-size-asian="12pt" style:font-weight-asian="normal" style:font-name-complex="Arial1" style:font-weight-complex="bold"/>
    </style:style>
    <style:style style:name="T26" style:family="text">
      <style:text-properties style:use-window-font-color="true" style:font-name="Arial" fo:font-size="12pt" fo:letter-spacing="normal" fo:language="pt" fo:country="none" style:text-underline-style="none" fo:font-weight="normal" officeooo:rsid="0004c6e0" fo:background-color="transparent" loext:char-shading-value="0" style:font-name-asian="Arial1" style:font-size-asian="12pt" style:font-weight-asian="normal" style:font-name-complex="Arial1" style:font-weight-complex="bold"/>
    </style:style>
    <style:style style:name="T27" style:family="text">
      <style:text-properties style:use-window-font-color="true" style:font-name="Arial" fo:font-size="12pt" fo:letter-spacing="normal" fo:language="pt" fo:country="none" fo:font-weight="normal" fo:background-color="transparent" loext:char-shading-value="0" style:font-name-asian="Arial1" style:font-size-asian="12pt" style:font-weight-asian="normal" style:font-name-complex="Arial1" style:font-weight-complex="bold"/>
    </style:style>
    <style:style style:name="T28" style:family="text">
      <style:text-properties style:use-window-font-color="true" style:font-name="Arial" fo:font-size="12pt" fo:letter-spacing="normal" fo:language="pt" fo:country="none" fo:font-weight="normal" officeooo:rsid="0004c6e0" fo:background-color="transparent" loext:char-shading-value="0" style:font-name-asian="Arial1" style:font-size-asian="12pt" style:font-weight-asian="normal" style:font-name-complex="Arial1" style:font-weight-complex="bold"/>
    </style:style>
    <style:style style:name="T29" style:family="text">
      <style:text-properties style:use-window-font-color="true" style:font-name="Arial" fo:font-size="12pt" fo:letter-spacing="normal" fo:language="pt" fo:country="none" fo:font-weight="normal" fo:background-color="transparent" loext:char-shading-value="0" style:font-name-asian="Arial1" style:font-size-asian="12pt" style:font-weight-asian="normal" style:font-name-complex="Arial1" style:font-weight-complex="normal"/>
    </style:style>
    <style:style style:name="T30" style:family="text">
      <style:text-properties style:use-window-font-color="true" style:font-name="Arial" fo:font-size="12pt" fo:letter-spacing="normal" fo:language="pt" fo:country="none" fo:font-weight="normal" officeooo:rsid="00067f2f" fo:background-color="transparent" loext:char-shading-value="0" style:font-name-asian="Arial1" style:font-size-asian="12pt" style:font-weight-asian="normal" style:font-name-complex="Arial1" style:font-weight-complex="normal"/>
    </style:style>
    <style:style style:name="T31" style:family="text">
      <style:text-properties style:use-window-font-color="true" style:font-name="Arial" fo:font-size="12pt" fo:letter-spacing="normal" fo:language="pt" fo:country="none" fo:font-weight="normal" officeooo:rsid="0007a151" fo:background-color="transparent" loext:char-shading-value="0" style:font-name-asian="Arial1" style:font-size-asian="12pt" style:font-weight-asian="normal" style:font-name-complex="Arial1" style:font-weight-complex="normal"/>
    </style:style>
    <style:style style:name="T32" style:family="text">
      <style:text-properties style:use-window-font-color="true" style:font-name="Arial" fo:font-size="12pt" fo:letter-spacing="normal" fo:background-color="transparent" loext:char-shading-value="0" style:font-name-asian="Arial1" style:font-size-asian="12pt" style:font-name-complex="Arial1"/>
    </style:style>
    <style:style style:name="T33" style:family="text">
      <style:text-properties style:use-window-font-color="true" style:font-name="Arial" fo:font-size="12pt" fo:letter-spacing="normal" officeooo:rsid="00067f2f" fo:background-color="transparent" loext:char-shading-value="0" style:font-name-asian="Arial1" style:font-size-asian="12pt" style:font-name-complex="Arial1"/>
    </style:style>
    <style:style style:name="T34" style:family="text">
      <style:text-properties style:use-window-font-color="true" style:font-name="Arial" fo:font-size="12pt" fo:letter-spacing="normal" officeooo:rsid="0007a151" fo:background-color="transparent" loext:char-shading-value="0" style:font-name-asian="Arial1" style:font-size-asian="12pt" style:font-name-complex="Arial1"/>
    </style:style>
    <style:style style:name="T35" style:family="text">
      <style:text-properties style:use-window-font-color="true" style:font-name="Arial" fo:font-size="11pt" fo:letter-spacing="normal" fo:background-color="transparent" loext:char-shading-value="0" style:font-name-asian="Arial1" style:font-size-asian="11pt" style:font-name-complex="Arial1"/>
    </style:style>
    <style:style style:name="T36" style:family="text">
      <style:text-properties officeooo:rsid="0007a15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Descrição Completa dos casos de uso:</text:span></text:p>
      <text:p text:style-name="P7"/>
      <text:p text:style-name="P1"><text:span text:style-name="T2">1. Caso de Uso: Efetuar Login</text:span></text:p>
      <text:p text:style-name="P1"><text:span text:style-name="T3">Ator Principal: </text:span><text:span text:style-name="T7">Usuários</text:span></text:p>
      <text:p text:style-name="P1"><text:span text:style-name="T3">1.1 Interessados e Interesses:</text:span></text:p>
      <text:list xml:id="list3144523403" text:style-name="WWNum1">
        <text:list-item>
          <text:p text:style-name="P15"><text:span text:style-name="T35">Todos os atores devem fazer login no sistema, com suas credencias de funcionário ou aluno.</text:span></text:p>
        </text:list-item>
      </text:list>
      <text:p text:style-name="P1"><text:span text:style-name="T3">1.2 Pré-Condições:</text:span></text:p>
      <text:list xml:id="list2217769995" text:style-name="WWNum2">
        <text:list-item>
          <text:p text:style-name="P16"><text:span text:style-name="T32">Necessário que os atores sejam Funcionários e/ou alunos da universidade Federal de </text:span><text:span text:style-name="T33">Goiás.</text:span></text:p>
        </text:list-item>
      </text:list>
      <text:p text:style-name="P1"><text:span text:style-name="T3">1.3 Pós-Condições:</text:span></text:p>
      <text:list xml:id="list1836811750" text:style-name="WWNum3">
        <text:list-item>
          <text:p text:style-name="P17"><text:span text:style-name="T32">Login efetuado.</text:span></text:p>
        </text:list-item>
      </text:list>
      <text:p text:style-name="P1"><text:span text:style-name="T3">1.4 Cenário principal de sucesso:</text:span></text:p>
      <text:list xml:id="list1587923489" text:style-name="WWNum4">
        <text:list-item>
          <text:p text:style-name="P18"><text:span text:style-name="T35">O usuário conseguirá fazer login no sistema.</text:span></text:p>
        </text:list-item>
      </text:list>
      <text:p text:style-name="P1"><text:span text:style-name="T3">1.5 Fluxos Alternativos:</text:span></text:p>
      <text:list xml:id="list3023678330" text:style-name="WWNum5">
        <text:list-item>
          <text:p text:style-name="P19"><text:span text:style-name="T35">Não existe fluxo alternativo para este caso de uso.</text:span></text:p>
        </text:list-item>
      </text:list>
      <text:p text:style-name="P1"><text:span text:style-name="T16">2</text:span><text:span text:style-name="T2">. Caso de Uso: Criar Alerta</text:span></text:p>
      <text:p text:style-name="P1"><text:span text:style-name="T3">Ator Principal: Aluno e/ou Professor</text:span></text:p>
      <text:p text:style-name="P1"><text:span text:style-name="T7">2</text:span><text:span text:style-name="T3">.1 Interessados e Interesses:</text:span></text:p>
      <text:list xml:id="list3341466766" text:style-name="WWNum6">
        <text:list-item>
          <text:p text:style-name="P20"><text:span text:style-name="T32">Aluno ou professor deseja criar uma alerta sobre </text:span><text:span text:style-name="T33">Ar-condicionado</text:span><text:span text:style-name="T32"> e/ou outros aparelhos que <text:s/>estão consumindo determinada desnecessária quantidade de energia elétrica em uma determinada sala de aula.</text:span></text:p>
        </text:list-item>
        <text:list-item>
          <text:p text:style-name="P20"><text:span text:style-name="T32">Aluno ou professor preenche os dados do alerta, devendo informar exatamente qual a sala da ocorrência.</text:span></text:p>
        </text:list-item>
        <text:list-item>
          <text:p text:style-name="P20"><text:span text:style-name="T32">Funcionário Responsável recebe o alerta pelo aplicativo</text:span></text:p>
        </text:list-item>
        <text:list-item>
          <text:p text:style-name="P20"><text:span text:style-name="T32">Funcionário Responsável </text:span><text:span text:style-name="T33">Visualiza</text:span><text:span text:style-name="T32"> o alerta criado</text:span></text:p>
        </text:list-item>
      </text:list>
      <text:p text:style-name="P1"><text:soft-page-break/><text:span text:style-name="T7">2</text:span><text:span text:style-name="T3">.2 Pré-Condições:</text:span></text:p>
      <text:list xml:id="list2285907338" text:style-name="WWNum7">
        <text:list-item>
          <text:p text:style-name="P21"><text:span text:style-name="T32">Os interessados deverão estar em um dos prédios da instituição de ensino Universidade Federal de Goiás.</text:span></text:p>
        </text:list-item>
      </text:list>
      <text:p text:style-name="P1"><text:span text:style-name="T7">2</text:span><text:span text:style-name="T3">.3 Pós-Condiçoes: </text:span></text:p>
      <text:list xml:id="list2557492942" text:style-name="WWNum8">
        <text:list-item>
          <text:p text:style-name="P22"><text:span text:style-name="T32">Alerta encaminhado ao(s) Funcionários </text:span><text:span text:style-name="T33">responsáveis</text:span><text:span text:style-name="T32"> por aquela parte da instituição de ensino.</text:span></text:p>
        </text:list-item>
      </text:list>
      <text:p text:style-name="P1"><text:span text:style-name="T7">2</text:span><text:span text:style-name="T3">.4 Cenário principal de sucesso:</text:span></text:p>
      <text:list xml:id="list2477006642" text:style-name="WWNum9">
        <text:list-item>
          <text:p text:style-name="P23"><text:span text:style-name="T32">Aluno e/ou professor cria o alerta no aplicativo</text:span></text:p>
        </text:list-item>
        <text:list-item>
          <text:p text:style-name="P23"><text:span text:style-name="T32">Funcionário recebe o aviso do aplicado sobre o alerta criado pelo aluno e/ou professor.</text:span></text:p>
        </text:list-item>
      </text:list>
      <text:p text:style-name="P1"><text:span text:style-name="T7">2</text:span><text:span text:style-name="T3">.5 Fluxos Alternativos:</text:span></text:p>
      <text:p text:style-name="P1"><text:span text:style-name="T7">2</text:span><text:span text:style-name="T3">.5.1 Fluxo Alternativo 1:</text:span></text:p>
      <text:list xml:id="list3794833861" text:style-name="WWNum10">
        <text:list-item>
          <text:p text:style-name="P24"><text:span text:style-name="T32">Ator </text:span><text:span text:style-name="T33">responsável</text:span><text:span text:style-name="T32"> por criar o alerta pode encerrar o aplicativo no meio da atividade, neste caso, nada será feito, e o mesmo deverá começar a </text:span><text:span text:style-name="T33">atividade</text:span><text:span text:style-name="T32"> novamente se assim desejar.</text:span></text:p>
        </text:list-item>
      </text:list>
      <text:p text:style-name="P1"><text:span text:style-name="T16">3</text:span><text:span text:style-name="T2">. Caso de Uso: Avaliar Alerta:</text:span></text:p>
      <text:p text:style-name="P1"><text:span text:style-name="T3">Ator Principal: Funcionário RD</text:span></text:p>
      <text:p text:style-name="P1"><text:span text:style-name="T7">3</text:span><text:span text:style-name="T3">.1 Interessados e Interesses:</text:span></text:p>
      <text:list xml:id="list3737333557" text:style-name="WWNum11">
        <text:list-item>
          <text:p text:style-name="P25"><text:span text:style-name="T32">Funcionário Recebe alerta criado no caso de uso anterior</text:span></text:p>
        </text:list-item>
        <text:list-item>
          <text:p text:style-name="P25"><text:span text:style-name="T32">Funcionário Avalia o alerta como recebido</text:span></text:p>
        </text:list-item>
      </text:list>
      <text:p text:style-name="P1"><text:span text:style-name="T7">3</text:span><text:span text:style-name="T3">.2 Pré-Condições:</text:span></text:p>
      <text:list xml:id="list2735805513" text:style-name="WWNum12">
        <text:list-item>
          <text:p text:style-name="P26"><text:span text:style-name="T32">Um alerta já deve ter sido criado.</text:span></text:p>
        </text:list-item>
      </text:list>
      <text:p text:style-name="P1"><text:span text:style-name="T7">3</text:span><text:span text:style-name="T3">.3 Pós-Condições:</text:span></text:p>
      <text:list xml:id="list676459646" text:style-name="WWNum13">
        <text:list-item>
          <text:p text:style-name="P27"><text:span text:style-name="T33">Funcionário</text:span><text:span text:style-name="T32"> se dirigir a sala do alerta criado.</text:span></text:p>
        </text:list-item>
      </text:list>
      <text:p text:style-name="P1"><text:span text:style-name="T7">3</text:span><text:span text:style-name="T3">.4 Cenário Principal de Sucesso:</text:span></text:p>
      <text:list xml:id="list3310525589" text:style-name="WWNum14">
        <text:list-item>
          <text:p text:style-name="P28"><text:span text:style-name="T32">Funcionário </text:span><text:span text:style-name="T33">visualiza</text:span><text:span text:style-name="T32"> o alerta em tempo hábil estipulado.</text:span></text:p>
        </text:list-item>
        <text:list-item>
          <text:p text:style-name="P28"><text:span text:style-name="T32">Funcionário atendê</text:span><text:span text:style-name="T22"> o alerta</text:span><text:span text:style-name="T32">.</text:span></text:p>
        </text:list-item>
      </text:list>
      <text:p text:style-name="P1"><text:soft-page-break/><text:span text:style-name="T7">3</text:span><text:span text:style-name="T3">.5 Fluxos Alternativos:</text:span></text:p>
      <text:p text:style-name="P1"><text:span text:style-name="T7">3</text:span><text:span text:style-name="T3">.5.1 Fluxo Alternativo 1:</text:span></text:p>
      <text:list xml:id="list2498131059" text:style-name="WWNum15">
        <text:list-item>
          <text:p text:style-name="P29"><text:span text:style-name="T32">Nenhum Funcionário </text:span><text:span text:style-name="T33">Visualiza</text:span><text:span text:style-name="T32"> o alerta.</text:span></text:p>
        </text:list-item>
      </text:list>
      <text:p text:style-name="P1"><text:span text:style-name="T7">3</text:span><text:span text:style-name="T3">.5.2 Fluxo Alternativo 2:</text:span></text:p>
      <text:list xml:id="list1581416659" text:style-name="WWNum16">
        <text:list-item>
          <text:p text:style-name="P31"><text:span text:style-name="T32">Algum funcionário </text:span><text:span text:style-name="T33">visualiza</text:span><text:span text:style-name="T32"> o alerta, porém não o avalia.</text:span></text:p>
        </text:list-item>
      </text:list>
      <text:p text:style-name="P1"><text:span text:style-name="T7">3</text:span><text:span text:style-name="T3">.5.3 Fluxo Alternativo 3:</text:span></text:p>
      <text:list xml:id="list3507810922" text:style-name="WWNum17">
        <text:list-item>
          <text:p text:style-name="P33"><text:span text:style-name="T32">Caso um funcionário tente avaliar um alerta já avaliado, o sistema deve notificar o mesmo que aquela ocorrência já está sendo atendida por outro funcionário.</text:span></text:p>
        </text:list-item>
      </text:list>
      <text:p text:style-name="P11"/>
      <text:p text:style-name="P1"><text:bookmark-start text:name="__DdeLink__93_3534993032"/><text:span text:style-name="T16">4</text:span><text:span text:style-name="T2">. Caso de Uso: Emissão de Relatórios:</text:span><text:bookmark-end text:name="__DdeLink__93_3534993032"/></text:p>
      <text:p text:style-name="P1"><text:span text:style-name="T3">Ator Principal: Funcionário Administrativo.</text:span></text:p>
      <text:p text:style-name="P1"><text:span text:style-name="T7">4</text:span><text:span text:style-name="T3">.1 Interessados e Interesses:</text:span></text:p>
      <text:list xml:id="list3643522918" text:style-name="WWNum18">
        <text:list-item>
          <text:p text:style-name="P34"><text:span text:style-name="T25">Funcionários administrativos da Universidade Federal de Goiás</text:span></text:p>
        </text:list-item>
      </text:list>
      <text:p text:style-name="P1"><text:span text:style-name="T7">4</text:span><text:span text:style-name="T3">.2 Pré-Condições:</text:span></text:p>
      <text:list xml:id="list131022091452180" text:continue-list="list2735805513" text:style-name="WWNum12">
        <text:list-item>
          <text:p text:style-name="P26"><text:span text:style-name="T22">Deve conter registros de alertas avaliados no sistemas.</text:span></text:p>
        </text:list-item>
      </text:list>
      <text:p text:style-name="P1"><text:span text:style-name="T7">4</text:span><text:span text:style-name="T3">.</text:span><text:span text:style-name="T7">3</text:span><text:span text:style-name="T3"> Pós-Condiçoes: </text:span></text:p>
      <text:list xml:id="list131022970668819" text:continue-list="list2557492942" text:style-name="WWNum8">
        <text:list-item>
          <text:p text:style-name="P22"><text:span text:style-name="T22">É gerado um relatório sobre os atendimentos dos funcionários do Recurso Didático</text:span><text:span text:style-name="T32">.</text:span></text:p>
        </text:list-item>
      </text:list>
      <text:p text:style-name="P1"><text:span text:style-name="T8">4</text:span><text:span text:style-name="T3">.4 Cenário Principal de Sucesso:</text:span></text:p>
      <text:list xml:id="list131021711514646" text:continue-list="list3310525589" text:style-name="WWNum14">
        <text:list-item>
          <text:p text:style-name="P28"><text:span text:style-name="T32">Funcionário </text:span><text:span text:style-name="T22">seleciona um período de tempo e uma centro de aulas</text:span></text:p>
        </text:list-item>
        <text:list-item>
          <text:p text:style-name="P28"><text:span text:style-name="T27">Relatório é emitido.</text:span></text:p>
        </text:list-item>
      </text:list>
      <text:p text:style-name="P1"><text:span text:style-name="T9"/></text:p>
      <text:p text:style-name="P2"><text:span text:style-name="T18">5</text:span><text:span text:style-name="T17">. Caso de Uso: </text:span><text:span text:style-name="T19">Cadastrar Prêmios</text:span><text:span text:style-name="T17">:</text:span></text:p>
      <text:list xml:id="list3979491556" text:style-name="L1">
        <text:list-header>
          <text:p text:style-name="P37"><text:span text:style-name="T27"><text:s text:c="2"/></text:span><text:span text:style-name="T11">5</text:span><text:span text:style-name="T9">.1 Interessados e Interesses:</text:span></text:p>
        </text:list-header>
        <text:list-item>
          <text:p text:style-name="P37"><text:span text:style-name="T26">Funcionários administrativos da Universidade Federal de Goiás</text:span></text:p>
          <text:p text:style-name="P3"><text:soft-page-break/><text:span text:style-name="T7"><text:s text:c="5"/></text:span><text:span text:style-name="T13">5</text:span><text:span text:style-name="T3">.2 Pré-Condições:</text:span></text:p>
        </text:list-item>
        <text:list-item>
          <text:p text:style-name="P3"><text:span text:style-name="T23"><text:s text:c="4"/></text:span><text:span text:style-name="T24">Sem Pré-Condições</text:span><text:span text:style-name="T23">.</text:span></text:p>
          <text:p text:style-name="P3"><text:span text:style-name="T7"><text:s text:c="5"/></text:span><text:span text:style-name="T13">5</text:span><text:span text:style-name="T3">.</text:span><text:span text:style-name="T4">3</text:span><text:span text:style-name="T3"> P</text:span><text:span text:style-name="T4">ós</text:span><text:span text:style-name="T3">-Condições:</text:span></text:p>
        </text:list-item>
        <text:list-item>
          <text:p text:style-name="P3"><text:span text:style-name="T23"><text:s text:c="4"/></text:span><text:span text:style-name="T24">Premiação cadastrada no sistema</text:span><text:span text:style-name="T23">.</text:span></text:p>
          <text:p text:style-name="P3"><text:span text:style-name="T7"><text:s text:c="5"/></text:span><text:span text:style-name="T13">5</text:span><text:span text:style-name="T3">.</text:span><text:span text:style-name="T4">3</text:span><text:span text:style-name="T3"> </text:span><text:span text:style-name="T4">Cenário Principal de Sucesso</text:span><text:span text:style-name="T3">:</text:span></text:p>
        </text:list-item>
        <text:list-item>
          <text:p text:style-name="P3"><text:span text:style-name="T24">Funcionário administrativo cadastra uma determinada pontuação</text:span><text:span text:style-name="T23">.</text:span></text:p>
        </text:list-item>
        <text:list-item>
          <text:p text:style-name="P40"><text:span text:style-name="T23">F</text:span><text:span text:style-name="T22">uncionário cadastra uma determinada quantidade de prêmios para o usuário que atingir aquela pontuação.</text:span></text:p>
          <text:p text:style-name="P4"><text:span text:style-name="T14"><text:s text:c="4"/>5</text:span><text:span text:style-name="T3">.</text:span><text:span text:style-name="T5">4</text:span><text:span text:style-name="T3"> Fluxos Alternativos:</text:span></text:p>
        </text:list-item>
        <text:list-item>
          <text:p text:style-name="P13"><text:span text:style-name="T22">Sem fluxo alternativo.</text:span></text:p>
          <text:p text:style-name="P13"><text:span text:style-name="T22"/></text:p>
          <text:p text:style-name="P4"><text:span text:style-name="T21">6</text:span><text:span text:style-name="T17">. Caso de Uso: </text:span><text:span text:style-name="T20">Resgatar Prêmios</text:span><text:span text:style-name="T17">:</text:span></text:p>
          <text:p text:style-name="P4"><text:span text:style-name="T11"><text:s text:c="4"/></text:span><text:span text:style-name="T12">6</text:span><text:span text:style-name="T9">.1 Interessados e Interesses:</text:span></text:p>
        </text:list-item>
        <text:list-item>
          <text:p text:style-name="P41"><text:span text:style-name="T28">Funcionários </text:span><text:span text:style-name="T27">RD</text:span><text:span text:style-name="T28"> da Universidade Federal de Goiás;</text:span></text:p>
        </text:list-item>
        <text:list-item>
          <text:p text:style-name="P41"><text:span text:style-name="T28">A</text:span><text:span text:style-name="T27">lunos da Universidade Federal de Goiás.</text:span></text:p>
          <text:p text:style-name="P4"><text:span text:style-name="T7"><text:s text:c="5"/></text:span><text:span text:style-name="T15">6</text:span><text:span text:style-name="T3">.2 Pré-Condições:</text:span></text:p>
        </text:list-item>
        <text:list-item>
          <text:p text:style-name="P41"><text:span text:style-name="T28">D</text:span><text:span text:style-name="T27">ever haver premiação cadastrada</text:span></text:p>
          <text:p text:style-name="P4"><text:span text:style-name="T10"><text:s text:c="5"/></text:span><text:span text:style-name="T12">6</text:span><text:span text:style-name="T10">.</text:span><text:span text:style-name="T11">3</text:span><text:span text:style-name="T10"> P</text:span><text:span text:style-name="T11">ós</text:span><text:span text:style-name="T10">-Condições:</text:span></text:p>
        </text:list-item>
        <text:list-item>
          <text:p text:style-name="P4"><text:span text:style-name="T30">Aluno resgata a premiação.</text:span></text:p>
        </text:list-item>
        <text:list-item>
          <text:p text:style-name="P43"><text:span text:style-name="T30">F</text:span><text:span text:style-name="T29">uncionário RD resgata premiação</text:span></text:p>
          <text:p text:style-name="P4"><text:span text:style-name="T7"><text:s text:c="5"/></text:span><text:span text:style-name="T15">6</text:span><text:span text:style-name="T3">.</text:span><text:span text:style-name="T5">4</text:span><text:span text:style-name="T3"> </text:span><text:span text:style-name="T4">Cenário Principal de Sucesso</text:span><text:span text:style-name="T3">:</text:span></text:p>
        </text:list-item>
        <text:list-item>
          <text:p text:style-name="P42"><text:span text:style-name="T29">Aluno </text:span><text:span text:style-name="T31">e/ou Funcionário RD</text:span><text:span text:style-name="T29">, através da sua colaboração, medida através dos alertas cadastrados no </text:span><text:span text:style-name="T31">Aplicativo, alcança uma determinada pontuação necessária para adquirir um pontuação</text:span></text:p>
        </text:list-item>
        <text:list-item>
          <text:p text:style-name="P43"><text:span text:style-name="T29">Aluno e/ou Funcionário RD, após atingir essa pontução, visualiza a notificação cadastrada no sistema e solicita o prêmio através do próprio aplicativo</text:span></text:p>
        </text:list-item>
        <text:list-item>
          <text:p text:style-name="P43"><text:soft-page-break/><text:span text:style-name="T29">Funcionário RD lhe entrega o prêmio, e se for o caso, o mesmo pega o seu.</text:span></text:p>
        </text:list-item>
        <text:list-item>
          <text:p text:style-name="P43"><text:span text:style-name="T29">A pontuação do Aluno e/ou Funcionário é zerada após o resgate do prêmio, sendo possível conseguir outro prêmio caso se chegue a pontuação novamente.</text:span></text:p>
        </text:list-item>
      </text:list>
      <text:p text:style-name="P5"><text:span text:style-name="T6">6</text:span><text:span text:style-name="T3">.5 Fluxos Alternativos:</text:span></text:p>
      <text:p text:style-name="P5"><text:span text:style-name="T15">6</text:span><text:span text:style-name="T3">.5.1 Fluxo Alternativo 1:</text:span></text:p>
      <text:list xml:id="list131022202590623" text:continue-list="list2498131059" text:style-name="WWNum15">
        <text:list-item>
          <text:p text:style-name="P30"><text:span text:style-name="T32">Nenhum Funcionário </text:span><text:span text:style-name="T33">Visualiza</text:span><text:span text:style-name="T32"> </text:span><text:span text:style-name="T34">a solicitação</text:span><text:span text:style-name="T32">.</text:span></text:p>
        </text:list-item>
      </text:list>
      <text:p text:style-name="P5"><text:span text:style-name="T15">6</text:span><text:span text:style-name="T3">.5.2 Fluxo Alternativo 2:</text:span></text:p>
      <text:list xml:id="list131022649425797" text:continue-list="list1581416659" text:style-name="WWNum16">
        <text:list-item>
          <text:p text:style-name="P32"><text:span text:style-name="T32">Algum funcionário </text:span><text:span text:style-name="T33">visualiza</text:span><text:span text:style-name="T32"> o alerta, porém não o avalia.</text:span></text:p>
        </text:list-item>
      </text:list>
      <text:p text:style-name="P5"><text:span text:style-name="T15">6</text:span><text:span text:style-name="T3">.5.3 Fluxo Alternativo 3:</text:span></text:p>
      <text:list xml:id="list131023088260889" text:continue-list="list3507810922" text:style-name="WWNum17">
        <text:list-item>
          <text:p text:style-name="P35"><text:span text:style-name="T36">Funcionário procura diretamente os funcionário para resgatar o prêmio</text:span>.</text:p>
        </text:list-item>
      </text:list>
      <text:p text:style-name="P11"/>
      <text:p text:style-name="P11"/>
      <text:p text:style-name="P11"/>
      <text:p text:style-name="P11"/>
      <text:p text:style-name="P1"><text:span text:style-name="T32"><text:s/></text:span></text:p>
      <text:p text:style-name="P11"/>
      <text:p text:style-name="P11"/>
      <text:p text:style-name="P11"/>
      <text:p text:style-name="P12"/>
      <text:p text:style-name="P11"/>
      <text:p text:style-name="P12"/>
      <text:p text:style-name="P11"/>
      <text:p text:style-name="P11"/>
      <text:p text:style-name="P8"><text:soft-page-break/></text:p>
      <text:p text:style-name="P9"/>
      <text:p text:style-name="P9"/>
      <text:p text:style-name="P9"/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pt" fo:country="BR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.5pt" fo:language="pt" fo:country="BR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0.5pt" style:font-size-asian="10.5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52:13</meta:creation-date>
    <meta:initial-creator>fernandojr</meta:initial-creator>
    <dc:date>2019-10-01T13:10:21.523455141</dc:date>
    <meta:editing-duration>PT1M56S</meta:editing-duration>
    <meta:generator>LibreOffice/6.1.5.2$Linux_X86_64 LibreOffice_project/10$Build-2</meta:generator>
    <meta:editing-cycles>1</meta:editing-cycles>
    <meta:document-statistic meta:table-count="0" meta:image-count="0" meta:object-count="0" meta:page-count="6" meta:paragraph-count="95" meta:word-count="711" meta:character-count="4561" meta:non-whitespace-character-count="3948"/>
    <meta:user-defined meta:name="KSOProductBuildVer">1033-11.1.0.8392</meta:user-defined>
    <meta:user-defined meta:name="LinksUpToDate" meta:value-type="boolean">false</meta:user-defined>
    <meta:user-defined meta:name="ScaleCrop" meta:value-type="boolean">false</meta:user-defined>
  </office:meta>
</office:document-meta>
</file>